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3399DC35310CF75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1" svg:font-family="Albany" style:font-pitch="variable"/>
    <style:font-face style:name="TeX Gyre Heros" svg:font-family="'TeX Gyre Heros'" style:font-pitch="variable"/>
    <style:font-face style:name="TeX Gyre Heros1" svg:font-family="'TeX Gyre Heros'" style:font-adornments="Regular" style:font-pitch="variable"/>
    <style:font-face style:name="TeX Gyre Termes" svg:font-family="'TeX Gyre Termes'" style:font-pitch="variable"/>
    <style:font-face style:name="TeX Gyre Termes1" svg:font-family="'TeX Gyre Termes'" style:font-adornments="Bold Italic" style:font-pitch="variable"/>
    <style:font-face style:name="Thorndale4" svg:font-family="Thorndale" style:font-adornments="Bold Italic" style:font-pitch="variable"/>
    <style:font-face style:name="Thorndale2" svg:font-family="Thorndale" style:font-adornments="Regular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Thorndale" svg:font-family="Thorndale" style:font-adornments="Bold Italic" style:font-family-generic="roman" style:font-pitch="variable"/>
    <style:font-face style:name="Thorndale3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greengradlines-subtitle">
      <style:graphic-properties draw:fill-color="#ffffff" fo:min-height="16.255cm"/>
      <style:paragraph-properties style:writing-mode="lr-tb"/>
    </style:style>
    <style:style style:name="pr2" style:family="presentation" style:parent-style-name="lyt-greengradlines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lyt-greengradlines-title">
      <style:graphic-properties fo:min-height="3.506cm"/>
      <style:paragraph-properties style:writing-mode="lr-tb"/>
    </style:style>
    <style:style style:name="pr4" style:family="presentation" style:parent-style-name="lyt-greengradlines-outline1">
      <style:graphic-properties fo:min-height="12.18cm"/>
      <style:paragraph-properties style:writing-mode="lr-tb"/>
    </style:style>
    <style:style style:name="pr5" style:family="presentation" style:parent-style-name="lyt-greengradlines-notes">
      <style:graphic-properties draw:fill-color="#ffffff" fo:min-height="13.364cm"/>
      <style:paragraph-properties style:writing-mode="lr-tb"/>
    </style:style>
    <style:style style:name="pr6" style:family="presentation" style:parent-style-name="lyt-greengradlines-outline1">
      <style:graphic-properties fo:min-height="13.292cm"/>
      <style:paragraph-properties style:writing-mode="lr-tb"/>
    </style:style>
    <style:style style:name="pr7" style:family="presentation" style:parent-style-name="lyt-greengradlines-outline1">
      <style:graphic-properties fo:min-height="14.905cm"/>
      <style:paragraph-properties style:writing-mode="lr-tb"/>
    </style:style>
    <style:style style:name="pr8" style:family="presentation" style:parent-style-name="lyt-greengradlines-outline1">
      <style:graphic-properties fo:min-height="12.792cm"/>
      <style:paragraph-properties style:writing-mode="lr-tb"/>
    </style:style>
    <style:style style:name="pr9" style:family="presentation" style:parent-style-name="lyt-greengradlines-outline1">
      <style:graphic-properties fo:min-height="13.301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TeX Gyre Heros" fo:font-size="48pt" style:font-size-asian="48pt" style:font-size-complex="48pt"/>
    </style:style>
    <style:style style:name="P2" style:family="paragraph">
      <loext:graphic-properties draw:fill-color="#ffffff"/>
      <style:paragraph-properties fo:margin-left="0.6cm" fo:margin-right="0cm" fo:text-indent="-0.6cm" style:writing-mode="lr-tb"/>
    </style:style>
    <style:style style:name="P3" style:family="paragraph">
      <style:paragraph-properties style:writing-mode="lr-tb"/>
      <style:text-properties style:font-name="TeX Gyre Termes" fo:font-size="48pt" style:font-size-asian="48pt" style:font-size-complex="48pt"/>
    </style:style>
    <style:style style:name="P4" style:family="paragraph">
      <style:paragraph-properties style:writing-mode="lr-tb"/>
      <style:text-properties fo:color="#41190d" loext:opacity="100%" style:font-name="TeX Gyre Heros" fo:font-size="32pt" style:font-size-asian="32pt" style:font-size-complex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1.2cm" fo:margin-right="0cm" fo:margin-top="0cm" fo:margin-bottom="0.5cm" fo:text-indent="-0.9cm"/>
    </style:style>
    <style:style style:name="T1" style:family="text">
      <style:text-properties style:font-name="TeX Gyre Heros" fo:font-size="48pt" style:font-size-asian="48pt" style:font-size-complex="48pt"/>
    </style:style>
    <style:style style:name="T2" style:family="text">
      <style:text-properties style:font-name="TeX Gyre Termes" fo:font-size="48pt" style:font-size-asian="48pt" style:font-size-complex="48pt"/>
    </style:style>
    <style:style style:name="T3" style:family="text">
      <style:text-properties fo:color="#41190d" loext:opacity="100%" style:font-name="TeX Gyre Heros" fo:font-size="32pt" style:font-size-asian="32pt" style:font-size-complex="32pt"/>
    </style:style>
    <style:style style:name="T4" style:family="text">
      <style:text-properties fo:color="#41190d" loext:opacity="100%" style:text-outline="false" style:text-line-through-style="none" style:text-line-through-type="none" style:font-name="TeX Gyre Heros" fo:font-size="32pt" fo:font-style="normal" fo:text-shadow="none" style:text-underline-style="none" fo:font-weight="normal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greengradlines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Installing MariaDB 10.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greengradlines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User template</text:span></text:p>
          </draw:text-box>
        </draw:frame>
        <draw:frame presentation:style-name="pr4" draw:text-style-name="P4" draw:layer="layout" svg:width="25.199cm" svg:height="12.18cm" svg:x="1.4cm" svg:y="5.714cm" presentation:class="outline">
          <draw:text-box>
            <text:p><text:span text:style-name="T3">MariaDB comes with a template for four users:</text:span></text:p>
            <text:list text:style-name="L2">
              <text:list-item>
                <text:p><text:span text:style-name="T3">mariadb.sys: no permissions</text:span></text:p>
              </text:list-item>
              <text:list-item>
                <text:p><text:span text:style-name="T3">mysql: full permissions, invalid password</text:span></text:p>
              </text:list-item>
              <text:list-item>
                <text:p><text:span text:style-name="T3">root: full permissions</text:span></text:p>
              </text:list-item>
              <text:list-item>
                <text:p><text:span text:style-name="T3">anonymous: no permiss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greengradlines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ctivating the users</text:span></text:p>
          </draw:text-box>
        </draw:frame>
        <draw:frame presentation:style-name="pr6" draw:text-style-name="P4" draw:layer="layout" svg:width="25.199cm" svg:height="13.355cm" svg:x="1.4cm" svg:y="5.714cm" presentation:class="outline" presentation:user-transformed="true">
          <draw:text-box>
            <text:p><text:span text:style-name="T3">To activate the users, you must:</text:span></text:p>
            <text:list text:style-name="L2">
              <text:list-item>
                <text:p><text:span text:style-name="T3">Log in as root by doing sudo (or su) mysql</text:span></text:p>
              </text:list-item>
              <text:list-item>
                <text:p><text:span text:style-name="T3">Enter </text:span></text:p>
              </text:list-item>
            </text:list>
            <text:p><text:span text:style-name="T3">alter user </text:span><text:span text:style-name="T3"><text:a xlink:href="mailto:root@localhost" xlink:type="simple">root@localhost</text:a></text:span><text:span text:style-name="T3"><text:s/>identified via unix_socket; </text:span></text:p>
            <text:p><text:span text:style-name="T3">which allows you to log in from Linux root — potentially dangerou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greengradlines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ctivating the users (continued)</text:span></text:p>
          </draw:text-box>
        </draw:frame>
        <draw:frame presentation:style-name="pr7" draw:text-style-name="P4" draw:layer="layout" svg:width="25.199cm" svg:height="14.905cm" svg:x="1.4cm" svg:y="5.714cm" presentation:class="outline" presentation:user-transformed="true">
          <draw:text-box>
            <text:list text:style-name="L2">
              <text:list-item>
                <text:p><text:span text:style-name="T3">Or enter </text:span></text:p>
              </text:list-item>
            </text:list>
            <text:p><text:span text:style-name="T3">alter user </text:span><text:span text:style-name="T3"><text:a xlink:href="mailto:root@localhost" xlink:type="simple">root@localhost</text:a></text:span><text:span text:style-name="T3"><text:s/>identified via mysql_native_password using password("verysecret"); </text:span></text:p>
            <text:p><text:span text:style-name="T3">which allows you to log in from any Linux user and avoids exposing yourself as Linux root 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greengradlines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ctivating the users (continued)</text:span></text:p>
          </draw:text-box>
        </draw:frame>
        <draw:frame presentation:style-name="pr7" draw:text-style-name="P4" draw:layer="layout" svg:width="25.199cm" svg:height="14.905cm" svg:x="1.4cm" svg:y="5.714cm" presentation:class="outline" presentation:user-transformed="true">
          <draw:text-box>
            <text:list text:style-name="L2">
              <text:list-item>
                <text:p><text:span text:style-name="T3">Unless you intend to use a CMS which needs an anonymous user, enter: </text:span></text:p>
              </text:list-item>
            </text:list>
            <text:p><text:span text:style-name="T3">drop user ‘ ‘@localhost; </text:span></text:p>
            <text:p text:style-name="P6"><text:span text:style-name="T4">create user </text:span><text:span text:style-name="T4"><text:a xlink:href="mailto:joebloggs@localhost" xlink:type="simple">joebloggs@localhost</text:a></text:span><text:span text:style-name="T4"><text:s text:c="2"/></text:span><text:span text:style-name="T3">identified via unix_socket;</text:span></text:p>
            <text:p text:style-name="P6"><text:span text:style-name="T3">flush privileges;</text:span></text:p>
            <text:p><text:span text:style-name="T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greengradlines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ctivating the users (continued)</text:span></text:p>
          </draw:text-box>
        </draw:frame>
        <draw:frame presentation:style-name="pr7" draw:text-style-name="P4" draw:layer="layout" svg:width="25.199cm" svg:height="14.905cm" svg:x="1.4cm" svg:y="5.714cm" presentation:class="outline" presentation:user-transformed="true">
          <draw:text-box>
            <text:list text:style-name="L2">
              <text:list-item>
                <text:p><text:span text:style-name="T3">To check the results of all this, enter:</text:span></text:p>
              </text:list-item>
            </text:list>
            <text:p><text:span text:style-name="T3">use mysql </text:span></text:p>
            <text:p text:style-name="P6"><text:span text:style-name="T3">select * from user;</text:span></text:p>
            <text:list text:continue-numbering="true" text:style-name="L2">
              <text:list-item>
                <text:p text:style-name="P6"><text:span text:style-name="T3">Once you have created or imported some databases, you will need to grant privileges to the non-root users</text:span></text:p>
              </text:list-item>
            </text:list>
            <text:p><text:span text:style-name="T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greengradlines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For using mysqldump</text:span></text:p>
          </draw:text-box>
        </draw:frame>
        <draw:frame presentation:style-name="pr8" draw:text-style-name="P4" draw:layer="layout" svg:width="25.199cm" svg:height="14.977cm" svg:x="1.4cm" svg:y="5.714cm" presentation:class="outline" presentation:user-transformed="true">
          <draw:text-box>
            <text:list text:style-name="L2">
              <text:list-item>
                <text:p><text:span text:style-name="T3">Create user admin_backup with</text:span></text:p>
              </text:list-item>
            </text:list>
            <text:p><text:span text:style-name="T3">create user admin_backup@localhost identified via mysql_native_password using password("prettysecret"); </text:span></text:p>
            <text:p><text:span text:style-name="T3">which allows you to make backups without exposing yourself as MariaDB root</text:span></text:p>
            <text:list text:continue-numbering="true" text:style-name="L2">
              <text:list-item>
                <text:p><text:span text:style-name="T3">Grant privileges to reflect intended use. 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greengradlines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Using mysqldump</text:span></text:p>
          </draw:text-box>
        </draw:frame>
        <draw:frame presentation:style-name="pr9" draw:text-style-name="P4" draw:layer="layout" svg:width="25.199cm" svg:height="13.355cm" svg:x="1.4cm" svg:y="5.714cm" presentation:class="outline" presentation:user-transformed="true">
          <draw:text-box>
            <text:list text:style-name="L2">
              <text:list-item>
                <text:p><text:span text:style-name="T3">Log in as admin_backup and enter:</text:span></text:p>
              </text:list-item>
            </text:list>
            <text:p><text:span text:style-name="T3">mysqldump –u admin_backup --p --lock-tables --databases -B &lt;list of databases&gt; &gt; /home/joebloggs/backup/databases.sql </text:span></text:p>
            <text:list text:continue-numbering="true" text:style-name="L2">
              <text:list-item>
                <text:p><text:span text:style-name="T3">You can restore them from within mysql with:</text:span></text:p>
              </text:list-item>
            </text:list>
            <text:p text:style-name="P6"><text:span text:style-name="T4">source <text:s/></text:span><text:span text:style-name="T3">/home/joebloggs/backup/databases.sql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1" svg:font-family="Albany" style:font-pitch="variable"/>
    <style:font-face style:name="TeX Gyre Heros" svg:font-family="'TeX Gyre Heros'" style:font-pitch="variable"/>
    <style:font-face style:name="TeX Gyre Heros1" svg:font-family="'TeX Gyre Heros'" style:font-adornments="Regular" style:font-pitch="variable"/>
    <style:font-face style:name="TeX Gyre Termes" svg:font-family="'TeX Gyre Termes'" style:font-pitch="variable"/>
    <style:font-face style:name="TeX Gyre Termes1" svg:font-family="'TeX Gyre Termes'" style:font-adornments="Bold Italic" style:font-pitch="variable"/>
    <style:font-face style:name="Thorndale4" svg:font-family="Thorndale" style:font-adornments="Bold Italic" style:font-pitch="variable"/>
    <style:font-face style:name="Thorndale2" svg:font-family="Thorndale" style:font-adornments="Regular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Thorndale" svg:font-family="Thorndale" style:font-adornments="Bold Italic" style:font-family-generic="roman" style:font-pitch="variable"/>
    <style:font-face style:name="Thorndale3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greenlines" xlink:href="Pictures/1000000000000320000002583399DC35310CF75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1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 loext:opacity="100%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loext:opacity="100%" style:text-outline="false" style:text-line-through-style="none" style:text-line-through-type="none" style:font-name="Thorndale3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Thorndale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reenlines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pr1" style:family="presentation" style:parent-style-name="lyt-greengradline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yt-greengradlin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greengradlines" style:page-layout-name="PM1" draw:style-name="Mdp1">
      <office:forms form:automatic-focus="false" form:apply-design-mode="false"/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18cm" svg:x="1.4cm" svg:y="5.7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4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Green with White Lines</dc:title>
    <dc:description>Presentation Layout Template</dc:description>
    <meta:creation-date>2021-05-21T21:53:34.461473079</meta:creation-date>
    <dc:language>en-US</dc:language>
    <meta:editing-cycles>10</meta:editing-cycles>
    <meta:editing-duration>PT43M11S</meta:editing-duration>
    <meta:initial-creator>John Hudson</meta:initial-creator>
    <dc:date>2021-05-22T10:50:04.612688073</dc:date>
    <dc:creator>John Hudson</dc:creator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